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f10" officeooo:paragraph-rsid="0003ff10"/>
    </style:style>
    <style:style style:name="P2" style:family="paragraph" style:parent-style-name="Standard">
      <style:text-properties officeooo:paragraph-rsid="0001006b"/>
    </style:style>
    <style:style style:name="P3" style:family="paragraph" style:parent-style-name="Standard">
      <style:text-properties officeooo:rsid="0001006b" officeooo:paragraph-rsid="0001006b"/>
    </style:style>
    <style:style style:name="P4" style:family="paragraph" style:parent-style-name="Standard">
      <style:text-properties officeooo:rsid="0001006b" officeooo:paragraph-rsid="0005e8d9"/>
    </style:style>
    <style:style style:name="P5" style:family="paragraph" style:parent-style-name="Standard">
      <style:text-properties officeooo:rsid="00011d14" officeooo:paragraph-rsid="00011d14"/>
    </style:style>
    <style:style style:name="P6" style:family="paragraph" style:parent-style-name="Standard">
      <style:text-properties officeooo:rsid="00011d14" officeooo:paragraph-rsid="0005e8d9"/>
    </style:style>
    <style:style style:name="P7" style:family="paragraph" style:parent-style-name="Standard">
      <style:text-properties officeooo:rsid="0002ceb4" officeooo:paragraph-rsid="0002ceb4"/>
    </style:style>
    <style:style style:name="P8" style:family="paragraph" style:parent-style-name="Standard">
      <style:text-properties officeooo:paragraph-rsid="0005e8d9"/>
    </style:style>
    <style:style style:name="P9" style:family="paragraph" style:parent-style-name="Standard">
      <style:text-properties officeooo:rsid="0005e8d9" officeooo:paragraph-rsid="0005e8d9"/>
    </style:style>
    <style:style style:name="P10" style:family="paragraph" style:parent-style-name="Standard">
      <style:text-properties officeooo:rsid="0005e8d9" officeooo:paragraph-rsid="00070441"/>
    </style:style>
    <style:style style:name="P11" style:family="paragraph" style:parent-style-name="Standard">
      <style:text-properties officeooo:rsid="0005e8d9" officeooo:paragraph-rsid="0005e8d9"/>
    </style:style>
    <style:style style:name="P12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070441" officeooo:paragraph-rsid="00070441" fo:background-color="#ffffff"/>
    </style:style>
    <style:style style:name="P14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officeooo:rsid="0005e8d9" officeooo:paragraph-rsid="00070441" fo:background-color="#ffffff"/>
    </style:style>
    <style:style style:name="P15" style:family="paragraph" style:parent-style-name="Standard">
      <style:paragraph-properties style:line-height-at-least="0.503cm"/>
      <style:text-properties officeooo:paragraph-rsid="00070441"/>
    </style:style>
    <style:style style:name="P16" style:family="paragraph" style:parent-style-name="Standard">
      <style:paragraph-properties style:line-height-at-least="0.503cm"/>
      <style:text-properties officeooo:rsid="0001006b" officeooo:paragraph-rsid="00070441"/>
    </style:style>
    <style:style style:name="P17" style:family="paragraph" style:parent-style-name="Standard">
      <style:paragraph-properties style:line-height-at-least="0.503cm"/>
      <style:text-properties officeooo:rsid="00073510" officeooo:paragraph-rsid="00073510"/>
    </style:style>
    <style:style style:name="P18" style:family="paragraph" style:parent-style-name="Standard">
      <style:text-properties officeooo:rsid="00086fe8" officeooo:paragraph-rsid="00086fe8"/>
    </style:style>
    <style:style style:name="P19" style:family="paragraph" style:parent-style-name="Standard">
      <style:text-properties officeooo:rsid="00086fe8" officeooo:paragraph-rsid="000902f1"/>
    </style:style>
    <style:style style:name="P20" style:family="paragraph" style:parent-style-name="Standard">
      <style:text-properties officeooo:rsid="000902f1" officeooo:paragraph-rsid="000902f1"/>
    </style:style>
    <style:style style:name="P21" style:family="paragraph" style:parent-style-name="Standard">
      <style:text-properties officeooo:rsid="000ab3af" officeooo:paragraph-rsid="000ab3af"/>
    </style:style>
    <style:style style:name="P22" style:family="paragraph" style:parent-style-name="Standard">
      <style:text-properties officeooo:rsid="000c9895" officeooo:paragraph-rsid="000c9895"/>
    </style:style>
    <style:style style:name="P23" style:family="paragraph" style:parent-style-name="Standard">
      <style:text-properties officeooo:paragraph-rsid="000ab3af"/>
    </style:style>
    <style:style style:name="P24" style:family="paragraph" style:parent-style-name="Standard">
      <style:text-properties officeooo:paragraph-rsid="000c9895"/>
    </style:style>
    <style:style style:name="P25" style:family="paragraph" style:parent-style-name="Standard">
      <style:text-properties officeooo:rsid="000cb85c" officeooo:paragraph-rsid="000cb85c"/>
    </style:style>
    <style:style style:name="P26" style:family="paragraph" style:parent-style-name="Standard">
      <style:text-properties officeooo:rsid="000cb85c" officeooo:paragraph-rsid="00107e71"/>
    </style:style>
    <style:style style:name="P27" style:family="paragraph" style:parent-style-name="Standard">
      <style:text-properties officeooo:rsid="000cb85c" officeooo:paragraph-rsid="00115a74"/>
    </style:style>
    <style:style style:name="P28" style:family="paragraph" style:parent-style-name="Standard">
      <style:text-properties officeooo:rsid="000e8f3d" officeooo:paragraph-rsid="000e8f3d"/>
    </style:style>
    <style:style style:name="P29" style:family="paragraph" style:parent-style-name="Standard">
      <style:text-properties officeooo:rsid="000e8f3d" officeooo:paragraph-rsid="00107e71"/>
    </style:style>
    <style:style style:name="P30" style:family="paragraph" style:parent-style-name="Standard">
      <style:text-properties officeooo:rsid="00107e71" officeooo:paragraph-rsid="00107e71"/>
    </style:style>
    <style:style style:name="P31" style:family="paragraph" style:parent-style-name="Standard">
      <style:text-properties officeooo:rsid="00115a74" officeooo:paragraph-rsid="00115a74"/>
    </style:style>
    <style:style style:name="T1" style:family="text">
      <style:text-properties officeooo:rsid="0001006b"/>
    </style:style>
    <style:style style:name="T2" style:family="text">
      <style:text-properties officeooo:rsid="00011d14"/>
    </style:style>
    <style:style style:name="T3" style:family="text">
      <style:text-properties officeooo:rsid="0002ceb4"/>
    </style:style>
    <style:style style:name="T4" style:family="text">
      <style:text-properties officeooo:rsid="0003ff10"/>
    </style:style>
    <style:style style:name="T5" style:family="text">
      <style:text-properties fo:color="#008a00" loext:opacity="100%"/>
    </style:style>
    <style:style style:name="T6" style:family="text">
      <style:text-properties fo:color="#344054" loext:opacity="100%"/>
    </style:style>
    <style:style style:name="T7" style:family="text">
      <style:text-properties officeooo:rsid="00070441"/>
    </style:style>
    <style:style style:name="T8" style:family="text">
      <style:text-properties fo:color="#3b3b3b" loext:opacity="100%" style:font-name="Droid Sans Mono" fo:font-size="10.5pt" fo:font-weight="normal" fo:background-color="#ffffff" loext:char-shading-value="0"/>
    </style:style>
    <style:style style:name="T9" style:family="text">
      <style:text-properties fo:color="#3b3b3b" loext:opacity="100%" style:font-name="Droid Sans Mono" fo:font-size="10.5pt" fo:font-weight="normal" officeooo:rsid="00070441" fo:background-color="#ffffff" loext:char-shading-value="0"/>
    </style:style>
    <style:style style:name="T10" style:family="text">
      <style:text-properties fo:color="#3b3b3b" loext:opacity="100%" style:font-name="Droid Sans Mono" fo:font-size="10.5pt" fo:font-weight="normal" officeooo:rsid="00073510" fo:background-color="#ffffff" loext:char-shading-value="0"/>
    </style:style>
    <style:style style:name="T11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2" style:family="text">
      <style:text-properties fo:color="#267f99" loext:opacity="100%"/>
    </style:style>
    <style:style style:name="T13" style:family="text">
      <style:text-properties fo:color="#001080" loext:opacity="100%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16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17" style:family="text">
      <style:text-properties officeooo:rsid="00073510"/>
    </style:style>
    <style:style style:name="T18" style:family="text">
      <style:text-properties officeooo:rsid="000902f1"/>
    </style:style>
    <style:style style:name="T19" style:family="text">
      <style:text-properties officeooo:rsid="000ab3af"/>
    </style:style>
    <style:style style:name="T20" style:family="text">
      <style:text-properties officeooo:rsid="000b8fd8"/>
    </style:style>
    <style:style style:name="T21" style:family="text">
      <style:text-properties officeooo:rsid="000c9895"/>
    </style:style>
    <style:style style:name="T22" style:family="text">
      <style:text-properties officeooo:rsid="000cb85c"/>
    </style:style>
    <style:style style:name="T23" style:family="text">
      <style:text-properties officeooo:rsid="00107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лан проекта управлением навигацией.</text:p>
      <text:p text:style-name="P2"/>
      <text:p text:style-name="Standard">Проект состоит из нескольких <text:span text:style-name="T4">модулей</text:span>:</text:p>
      <text:p text:style-name="P3">1. Веб <text:span text:style-name="T4">приложение </text:span>управления сервисами </text:p>
      <text:p text:style-name="P3">2. <text:s/>Сервис Rest API <text:s/>- получающий запросы от веб <text:span text:style-name="T4">приложения</text:span> и управляющий <text:s/>остальными сервисами по <text:span text:style-name="T2">протоколу </text:span>GRPC:</text:p>
      <text:p text:style-name="P3">Такие сервсисы как: <text:s/></text:p>
      <text:p text:style-name="P4">3. <text:s/><text:span text:style-name="Source_20_Text">RECEIVER </text:span>Сервисы приема <text:s text:c="2"/>- <text:span text:style-name="T2">сервисы приема и обработки </text:span>навигационных данных <text:s/>от различных устройств <text:span text:style-name="T3">и передача данных в NATS</text:span></text:p>
      <text:p text:style-name="P4">4. <text:s/><text:span text:style-name="Source_20_Text">WRITER </text:span>Сервисы <text:span text:style-name="T2">записи <text:s/>- </text:span><text:span text:style-name="T3">сервисы записи </text:span><text:span text:style-name="T2">данных в базу, </text:span><text:span text:style-name="T3">полученных из NATS</text:span><text:span text:style-name="T2"> <text:s/></text:span></text:p>
      <text:p text:style-name="P8"><text:span text:style-name="T2">5. <text:s/></text:span><text:span text:style-name="Source_20_Text"><text:span text:style-name="T2">RETRANSLATOR </text:span></text:span><text:span text:style-name="Source_20_Text"><text:span text:style-name="T5">GET </text:span></text:span><text:span text:style-name="Source_20_Text"><text:span text:style-name="Strong_20_Emphasis"><text:span text:style-name="T6">/controller/smType</text:span></text:span></text:span></text:p>
      <text:p text:style-name="P6">Сервисы ретрансляции — <text:span text:style-name="T3">сервисы <text:s/>ретрансляции </text:span>данных на другие сервера, <text:span text:style-name="T3">полученных из базы данных Postgresql</text:span></text:p>
      <text:p text:style-name="P5"/>
      <text:p text:style-name="P7">Общая характеристика все<text:span text:style-name="T4">х</text:span> сервисов, </text:p>
      <text:p text:style-name="P7">1. логи должны записываются во внешний файл. Уровень логирования управляется <text:s/><text:span text:style-name="T1">Сервис</text:span>ом<text:span text:style-name="T1"> Rest API </text:span>(2). <text:s/>Градация логов по дням.</text:p>
      <text:p text:style-name="P7">2. Сервисы: <text:span text:style-name="T1">Сервис Rest API , <text:s/>Сервисы приема, </text:span><text:span text:style-name="T2">Сервисы ретрансляции, </text:span><text:span text:style-name="T1">Сервисы </text:span><text:span text:style-name="T2">записи <text:s text:c="2"/>- </text:span><text:span text:style-name="T4">имеют</text:span></text:p>
      <text:p text:style-name="P7"><text:s text:c="3"/><text:span text:style-name="T4">а) порт управления GRPC</text:span></text:p>
      <text:p text:style-name="P1"><text:s text:c="3"/>б) порт мониторинга Prometheus</text:p>
      <text:p text:style-name="P1"/>
      <text:p text:style-name="P1"/>
      <text:p text:style-name="P9">Сервис <text:s/><text:span text:style-name="Source_20_Text"><text:span text:style-name="T1">RECEIVER</text:span></text:span></text:p>
      <text:p text:style-name="Standard">Существуют несколько протоколов которые реализованы</text:p>
      <text:p text:style-name="Standard">Arnavi</text:p>
      <text:p text:style-name="Standard">EGTS</text:p>
      <text:p text:style-name="Standard">NDTP</text:p>
      <text:p text:style-name="Standard">все протоколы работают на базе TCP/IP, передача данных идет в двоичном формате,осуществляю передачу местоположение объекта и некоторых <text:s/>датчиков от устройств, например датчикам топлива.</text:p>
      <text:p text:style-name="Standard">Все протоколы имеют схожие методы</text:p>
      <text:p text:style-name="Standard">1. Авторизацию</text:p>
      <text:p text:style-name="Standard">2. Прием данных <text:s/>с последующей <text:s/>передачей их в NATS</text:p>
      <text:p text:style-name="Standard">3. Передача с сервера на устройство <text:s/>команд</text:p>
      <text:p text:style-name="Standard"/>
      <text:p text:style-name="P10"><text:span text:style-name="Source_20_Text"><text:span text:style-name="T1">RECEIVER </text:span></text:span><text:span text:style-name="Source_20_Text"><text:span text:style-name="T7">характеристики:<text:line-break/></text:span></text:span><text:span text:style-name="Source_20_Text"><text:span text:style-name="T3"> <text:s text:c="2"/></text:span></text:span><text:span text:style-name="Source_20_Text"><text:span text:style-name="T4">а) порт управления GRPC</text:span></text:span></text:p>
      <text:p text:style-name="P10"><text:span text:style-name="Source_20_Text"><text:span text:style-name="T4"><text:s text:c="3"/>б) порт мониторинга Prometheus</text:span></text:span></text:p>
      <text:p text:style-name="P15"><text:span text:style-name="T9">Сервис <text:s/>может открывать </text:span><text:span text:style-name="T10">несколько </text:span><text:span text:style-name="T9">прослушивающи</text:span><text:span text:style-name="T10">х</text:span><text:span text:style-name="T9"> порт</text:span><text:span text:style-name="T10">ов</text:span><text:span text:style-name="T9"> <text:s/>для приема данных по протоколу <text:s/>одному из Arnavi, </text:span>EGTS, <text:span text:style-name="T9">NDTP. </text:span></text:p>
      <text:p text:style-name="P17"><text:span text:style-name="T8">Возможно дальнейшее расширение сервиса протоколами.</text:span></text:p>
      <text:p text:style-name="P14"><text:span text:style-name="Source_20_Text"><text:span text:style-name="T9"/></text:span></text:p>
      <text:p text:style-name="P10"><text:span text:style-name="Source_20_Text"><text:span text:style-name="T9">Получает с устройств <text:s/>следующую структуру </text:span></text:span></text:p>
      <text:p text:style-name="P10"><text:span text:style-name="Source_20_Text"><text:span text:style-name="T11">struct</text:span></text:span><text:span text:style-name="Source_20_Text"><text:span text:style-name="T8"> {</text:span></text:span></text:p>
      <text:p text:style-name="P12"><text:span text:style-name="T13">Client</text:span> <text:span text:style-name="T12">uint32</text:span> <text:span text:style-name="T14">`json:"tid"`</text:span></text:p>
      <text:p text:style-name="P12"><text:span text:style-name="T13">PacketID</text:span> <text:span text:style-name="T12">uint32</text:span> <text:span text:style-name="T14">`json:"pk_id"`</text:span></text:p>
      <text:p text:style-name="P12"><text:span text:style-name="T13">NavigationTimestamp</text:span> <text:span text:style-name="T12">uint32</text:span> <text:span text:style-name="T14">`json:"nav_time"`</text:span></text:p>
      <text:p text:style-name="P12"><text:span text:style-name="T13">ReceivedTimestamp</text:span> <text:span text:style-name="T12">uint32</text:span> <text:span text:style-name="T14">`json:"rec_time"`</text:span></text:p>
      <text:p text:style-name="P12"><text:span text:style-name="T13">Latitude</text:span> <text:span text:style-name="T12">uint32</text:span> <text:span text:style-name="T14">`json:"lat"`</text:span></text:p>
      <text:p text:style-name="P12"><text:span text:style-name="T13">Longitude</text:span> <text:span text:style-name="T12">uint32</text:span> <text:span text:style-name="T14">`json:"lng"`</text:span></text:p>
      <text:p text:style-name="P12"><text:span text:style-name="T13">Speed</text:span> <text:span text:style-name="T12">uint16</text:span> <text:span text:style-name="T14">`json:"speed"`</text:span></text:p>
      <text:p text:style-name="P12"><text:span text:style-name="T13">Odometer</text:span> <text:span text:style-name="T12">uint32</text:span> <text:span text:style-name="T14">`json:"odm"`</text:span></text:p>
      <text:p text:style-name="P12"><text:span text:style-name="T13">Course</text:span> <text:span text:style-name="T12">uint8</text:span> <text:span text:style-name="T14">`json:"course"`</text:span></text:p>
      <text:p text:style-name="P12">}</text:p>
      <text:p text:style-name="P12"/>
      <text:p text:style-name="P13">которую передает данные в json формате в nats. Если Nats недоступен то сервис закрывает порт(ы), и ждет доступность <text:s/>nats.</text:p>
      <text:p text:style-name="P16"/>
      <text:p text:style-name="P9">Поведение сервиса.</text:p>
      <text:p text:style-name="P9">Сервис <text:span text:style-name="T17">закрывает порты если NATS не доступен, при доступности сервис снова открывает порты. </text:span></text:p>
      <text:p text:style-name="P9"/>
      <text:p text:style-name="P9"/>
      <text:p text:style-name="P18">Проект</text:p>
      <text:p text:style-name="P9"><text:a xlink:type="simple" xlink:href="https://github.com/rackov/NavControlSystem.git" text:style-name="Internet_20_link" text:visited-style-name="Visited_20_Internet_20_Link">https://github.com/rackov/NavControlSystem.git</text:a></text:p>
      <text:p text:style-name="P18">назначение управление, обработкой, <text:s/>навигационных данных <text:span text:style-name="T18">по протоколам ARNAVI, EGTS, NTDP (на текущий момент, возможно расширение)</text:span>.</text:p>
      <text:p text:style-name="P19">Проект состоит из сл<text:span text:style-name="T18">е</text:span>дующих частей <text:span text:style-name="T21">(структура)</text:span>:<text:line-break/><text:span text:style-name="T19">1. </text:span><text:span text:style-name="T18">receiver <text:s/>- сервис приема: <text:line-break/></text:span><text:a xlink:type="simple" xlink:href="https://github.com/rackov/NavControlSystem/tree/main/services/receiver" text:style-name="Internet_20_link" text:visited-style-name="Visited_20_Internet_20_Link"><text:span text:style-name="T18">https://github.com/rackov/NavControlSystem/tree/main/services/receiver</text:span></text:a><text:span text:style-name="T18"><text:line-break/> <text:s text:c="4"/>исполняемые файлы:<text:line-break/> <text:s text:c="4"/></text:span><text:a xlink:type="simple" xlink:href="https://github.com/rackov/NavControlSystem/tree/main/services/receiver/cmd" text:style-name="Internet_20_link" text:visited-style-name="Visited_20_Internet_20_Link"><text:span text:style-name="T18">https://github.com/rackov/NavControlSystem/tree/main/services/receiver/cmd</text:span></text:a></text:p>
      <text:p text:style-name="P20"><text:s text:c="5"/>библиотеки:<text:line-break/> <text:s text:c="4"/><text:a xlink:type="simple" xlink:href="https://github.com/rackov/NavControlSystem/tree/main/services/receiver/internal" text:style-name="Internet_20_link" text:visited-style-name="Visited_20_Internet_20_Link">https://github.com/rackov/NavControlSystem/tree/main/services/receiver/internal</text:a></text:p>
      <text:p text:style-name="P20"><text:s text:c="16"/>парсинг</text:p>
      <text:p text:style-name="P19"><text:s text:c="16"/><text:a xlink:type="simple" xlink:href="https://github.com/rackov/NavControlSystem/tree/main/services/receiver/internal/handler" text:style-name="Internet_20_link" text:visited-style-name="Visited_20_Internet_20_Link">https://github.com/rackov/NavControlSystem/tree/main/services/receiver/internal/handler</text:a></text:p>
      <text:p text:style-name="P20"><text:s text:c="16"/>общее для всех протоколов управлением</text:p>
      <text:p text:style-name="P20"><text:s text:c="16"/><text:a xlink:type="simple" xlink:href="https://github.com/rackov/NavControlSystem/tree/main/services/receiver/internal/connectionmanager" text:style-name="Internet_20_link" text:visited-style-name="Visited_20_Internet_20_Link">https://github.com/rackov/NavControlSystem/tree/main/services/receiver/internal/connectionmanager</text:a></text:p>
      <text:p text:style-name="P21">2. rest-api - сервис <text:s/>управления (на стадии реализации):</text:p>
      <text:p text:style-name="P21"><text:a xlink:type="simple" xlink:href="https://github.com/rackov/NavControlSystem/tree/main/services/rest-api" text:style-name="Internet_20_link" text:visited-style-name="Visited_20_Internet_20_Link">https://github.com/rackov/NavControlSystem/tree/main/services/rest-api</text:a></text:p>
      <text:p text:style-name="P21">3. retranslator - сервис отправки данных</text:p>
      <text:p text:style-name="P21"><text:a xlink:type="simple" xlink:href="https://github.com/rackov/NavControlSystem/tree/main/services/retranslator" text:style-name="Internet_20_link" text:visited-style-name="Visited_20_Internet_20_Link">https://github.com/rackov/NavControlSystem/tree/main/services/retranslator</text:a></text:p>
      <text:p text:style-name="P21">4. writer - сервис <text:s/>записи в базу</text:p>
      <text:p text:style-name="P21"><text:a xlink:type="simple" xlink:href="https://github.com/rackov/NavControlSystem/tree/main/services/writer" text:style-name="Internet_20_link" text:visited-style-name="Visited_20_Internet_20_Link">https://github.com/rackov/NavControlSystem/tree/main/services/writer</text:a></text:p>
      <text:p text:style-name="P21"/>
      <text:p text:style-name="P21"/>
      <text:p text:style-name="P21">Служебные папки:</text:p>
      <text:p text:style-name="P21">1: <text:s/>Библиотеки общего назначения</text:p>
      <text:p text:style-name="P21"><text:s text:c="9"/><text:a xlink:type="simple" xlink:href="https://github.com/rackov/NavControlSystem/tree/main/pkg" text:style-name="Internet_20_link" text:visited-style-name="Visited_20_Internet_20_Link">https://github.com/rackov/NavControlSystem/tree/main/pkg</text:a></text:p>
      <text:p text:style-name="P21">2. <text:s/><text:span text:style-name="T20">Конфигурационные файлы:</text:span></text:p>
      <text:p text:style-name="P21"><text:s text:c="8"/><text:a xlink:type="simple" xlink:href="https://github.com/rackov/NavControlSystem/tree/main/configs" text:style-name="Internet_20_link" text:visited-style-name="Visited_20_Internet_20_Link">https://github.com/rackov/NavControlSystem/tree/main/configs</text:a></text:p>
      <text:p text:style-name="P22">3. Библиотеки взаимодействия между сервисами:</text:p>
      <text:p text:style-name="P22"><text:s text:c="8"/>https://github.com/rackov/NavControlSystem/tree/main/proto</text:p>
      <text:p text:style-name="P23"><text:span text:style-name="T19">Взаимодействие сервисов </text:span><text:span text:style-name="T21">происходит по протоколу </text:span><text:span text:style-name="T16">grpc</text:span></text:p>
      <text:p text:style-name="P21"/>
      <text:p text:style-name="P21"/>
      <text:p text:style-name="P22">Общие характеристики системы:</text:p>
      <text:p text:style-name="P24"><text:span text:style-name="T21">1. <text:s/>сервисы мониторятся на базе </text:span><text:span text:style-name="T15">prometheus</text:span></text:p>
      <text:p text:style-name="P24"><text:span text:style-name="T15"><text:s text:c="4"/>https://github.com/rackov/NavControlSystem/tree/main/pkg/monitoring</text:span></text:p>
      <text:p text:style-name="P22">(реализовано)</text:p>
      <text:p text:style-name="P22">2. общий формат логирования <text:span text:style-name="T22">и управления на базе библиотеки logrus</text:span></text:p>
      <text:p text:style-name="P22"><text:s text:c="5"/><text:a xlink:type="simple" xlink:href="https://github.com/rackov/NavControlSystem/tree/main/pkg/logger" text:style-name="Internet_20_link" text:visited-style-name="Visited_20_Internet_20_Link">https://github.com/rackov/NavControlSystem/tree/main/pkg/logger</text:a></text:p>
      <text:p text:style-name="P25">Управление логированием по протоколу grpc:</text:p>
      <text:p text:style-name="P25"><text:s text:c="3"/><text:a xlink:type="simple" xlink:href="https://github.com/rackov/NavControlSystem/blob/main/proto/service.proto" text:style-name="Internet_20_link" text:visited-style-name="Visited_20_Internet_20_Link">https://github.com/rackov/NavControlSystem/blob/main/proto/service.proto</text:a></text:p>
      <text:p text:style-name="P25"><text:s text:c="4"/>уровнем логирования,<text:line-break/> <text:s text:c="3"/>получением сведений из лог файлов данных</text:p>
      <text:p text:style-name="P25">(реализовано)</text:p>
      <text:p text:style-name="P28">3. <text:s/>общий формат и принцип конфигурации (на базе библиотеки TOML):</text:p>
      <text:p text:style-name="P28">4. <text:s/>Обмен данными между сервисами на базе протокола <text:span text:style-name="T23">gprc</text:span></text:p>
      <text:p text:style-name="P28"><text:s text:c="2"/></text:p>
      <text:p text:style-name="P25"/>
      <text:p text:style-name="P26"><text:span text:style-name="T23">Общие описание </text:span><text:span text:style-name="T18">receiver: <text:s/></text:span><text:span text:style-name="T23">Принимает навигационные данные <text:s/>по протоколам </text:span><text:span text:style-name="T18">ARNAVI, EGTS, NTDP </text:span><text:span text:style-name="T23">на базе протокола: TCP/IP от навигационных устройств <text:s/>(клиентов).</text:span></text:p>
      <text:p text:style-name="P27">Реализовать <text:s/><text:span text:style-name="T18">receiver </text:span>с учетом следующий требований:</text:p>
      <text:p text:style-name="P28"><text:s text:c="2"/>Управление поступлением навигации</text:p>
      <text:p text:style-name="P28"><text:tab/>Методы: <text:s/></text:p>
      <text:p text:style-name="P28"><text:tab/>1. Создание портов</text:p>
      <text:p text:style-name="P28"><text:tab/>2. Удаление портов</text:p>
      <text:p text:style-name="P28"><text:tab/>3. Открытие портов</text:p>
      <text:p text:style-name="P28"><text:tab/>4. Закрытие портов</text:p>
      <text:p text:style-name="P29"><text:tab/>Параметры при создании портов:</text:p>
      <text:p text:style-name="P29"><text:tab/><text:tab/>- <text:span text:style-name="T23">номер слушающего порта </text:span><text:line-break/><text:tab/><text:tab/>- Протокол (один из <text:span text:style-name="T18">ARNAVI, EGTS, NTDP</text:span>)</text:p>
      <text:p text:style-name="P28"><text:tab/><text:tab/>- <text:span text:style-name="T23">название топика публикации </text:span><text:s/><text:span text:style-name="T23">NATS</text:span></text:p>
      <text:p text:style-name="P28"><text:s/><text:span text:style-name="T23">Фиксация изменений в конфигурационном файле</text:span></text:p>
      <text:p text:style-name="P30"><text:s/>Данные получаемые от клиентов после <text:s/>разбора пакетов (парсинга) имеет следующий <text:s/>вид:</text:p>
      <text:p text:style-name="P30">type NavRecords struct {</text:p>
      <text:p text:style-name="P30"><text:tab/>PacketType int16 <text:s text:c="6"/>`json:"packet_type"`</text:p>
      <text:p text:style-name="P30"><text:tab/>PacketID <text:s text:c="2"/>uint32 <text:s text:c="5"/>`json:"packet_id"`</text:p>
      <text:p text:style-name="P30"><text:tab/>RecNav <text:s text:c="4"/>[]NavRecord `json:"record"`</text:p>
      <text:p text:style-name="P30">}</text:p>
      <text:p text:style-name="P31">полное описание:<text:line-break/><text:a xlink:type="simple" xlink:href="https://github.com/rackov/NavControlSystem/blob/main/services/receiver/internal/protocol/handler.go" text:style-name="Internet_20_link" text:visited-style-name="Visited_20_Internet_20_Link">https://github.com/rackov/NavControlSystem/blob/main/services/receiver/internal/protocol/handler.go</text:a></text:p>
      <text:p text:style-name="P31"/>
      <text:p text:style-name="P31">Логика работы <text:span text:style-name="T18">receiver</text:span>:</text:p>
      <text:p text:style-name="P31"><text:s text:c="2"/>1. <text:span text:style-name="T18">receiver</text:span> открывает порты если доступен NATS</text:p>
      <text:p text:style-name="P31">2. <text:s/>при потери доступа к NATS:</text:p>
      <text:p text:style-name="P31"><text:span text:style-name="T18">- receiver <text:s/></text:span>закрывает все порты и отключает клиентов,</text:p>
      <text:p text:style-name="P31">- переходит в режим ожидания — мониторя доступность NATS</text:p>
      <text:p text:style-name="P31">3. <text:s/>При восстановлении доступности NATS, <text:s/><text:span text:style-name="T18">receiver <text:s/></text:span>открывает порты</text:p>
      <text:p text:style-name="P31"/>
      <text:p text:style-name="P28"/>
      <text:p text:style-name="P28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14:50.037447641</meta:creation-date>
    <dc:date>2025-08-31T10:24:12.343832824</dc:date>
    <meta:editing-duration>PT5H34M2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4" meta:word-count="562" meta:character-count="5430" meta:non-whitespace-character-count="4728"/>
  </office:meta>
</office:document-meta>
</file>